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Default">
            <text:p>Default</text:p>
          </table:table-cell>
          <table:table-cell table:style-name="pd1" office:value-type="string" office:string-value="HV">
            <text:p>HV</text:p>
          </table:table-cell>
          <table:table-cell table:style-name="pd1" office:value-type="string" office:string-value="LV">
            <text:p>LV</text:p>
          </table:table-cell>
        </table:table-row>
        <table:table-row>
          <table:table-cell table:style-name="pd1" office:value-type="string" office:string-value="Default">
            <text:p>Default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string" office:string-value="HV">
            <text:p>HV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string" office:string-value="LV">
            <text:p>L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